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333333" fo:letter-spacing="normal"/>
    </style:style>
    <style:style style:name="P3" style:family="paragraph" style:parent-style-name="Text_20_body" style:list-style-name="L1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4" style:family="paragraph" style:parent-style-name="Text_20_body" style:list-style-name="L2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5" style:family="paragraph" style:parent-style-name="Text_20_body" style:list-style-name="L3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6" style:family="paragraph" style:parent-style-name="Text_20_body" style:list-style-name="L4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7" style:family="paragraph" style:parent-style-name="Text_20_body" style:list-style-name="L5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8" style:family="paragraph" style:parent-style-name="Text_20_body" style:list-style-name="L6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9" style:family="paragraph" style:parent-style-name="Text_20_body" style:list-style-name="L7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10" style:family="paragraph" style:parent-style-name="Text_20_body" style:list-style-name="L8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11" style:family="paragraph" style:parent-style-name="Text_20_body" style:list-style-name="L2">
      <style:paragraph-properties fo:margin-top="0cm" fo:margin-bottom="0cm" fo:line-height="150%" fo:text-align="start" style:justify-single-word="false" fo:orphans="2" fo:widows="2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12" style:family="paragraph" style:parent-style-name="Text_20_body" style:list-style-name="L3">
      <style:paragraph-properties fo:margin-top="0cm" fo:margin-bottom="0cm" fo:line-height="150%" fo:text-align="start" style:justify-single-word="false" fo:orphans="2" fo:widows="2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13" style:family="paragraph" style:parent-style-name="Text_20_body" style:list-style-name="L4">
      <style:paragraph-properties fo:margin-top="0cm" fo:margin-bottom="0cm" fo:line-height="150%" fo:text-align="start" style:justify-single-word="false" fo:orphans="2" fo:widows="2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14" style:family="paragraph" style:parent-style-name="Text_20_body" style:list-style-name="L5">
      <style:paragraph-properties fo:margin-top="0cm" fo:margin-bottom="0cm" fo:line-height="150%" fo:text-align="start" style:justify-single-word="false" fo:orphans="2" fo:widows="2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15" style:family="paragraph" style:parent-style-name="Text_20_body" style:list-style-name="L6">
      <style:paragraph-properties fo:margin-top="0cm" fo:margin-bottom="0cm" fo:line-height="150%" fo:text-align="start" style:justify-single-word="false" fo:orphans="2" fo:widows="2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16" style:family="paragraph" style:parent-style-name="Text_20_body" style:list-style-name="L7">
      <style:paragraph-properties fo:margin-top="0cm" fo:margin-bottom="0cm" fo:line-height="150%" fo:text-align="start" style:justify-single-word="false" fo:orphans="2" fo:widows="2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17" style:family="paragraph" style:parent-style-name="Text_20_body" style:list-style-name="L8">
      <style:paragraph-properties fo:margin-top="0cm" fo:margin-bottom="0cm" fo:line-height="150%" fo:text-align="start" style:justify-single-word="false" fo:orphans="2" fo:widows="2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18" style:family="paragraph" style:parent-style-name="Text_20_body" style:list-style-name="L2">
      <style:paragraph-properties fo:margin-top="0cm" fo:margin-bottom="0cm" fo:line-height="150%" fo:text-align="start" style:justify-single-word="false" fo:orphans="2" fo:widows="2" fo:padding="0cm" fo:border="none"/>
      <style:text-properties fo:font-variant="normal" fo:text-transform="none" fo:color="#333333" style:font-name="Open Sans" fo:font-size="12pt" fo:letter-spacing="normal" fo:font-style="normal" fo:font-weight="bold" style:font-weight-asian="bold" style:font-weight-complex="bold"/>
    </style:style>
    <style:style style:name="P19" style:family="paragraph" style:parent-style-name="Text_20_body" style:list-style-name="L3">
      <style:paragraph-properties fo:line-height="150%" fo:text-align="start" style:justify-single-word="false" fo:orphans="2" fo:widows="2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20" style:family="paragraph" style:parent-style-name="Text_20_body" style:list-style-name="L4">
      <style:paragraph-properties fo:line-height="150%" fo:text-align="start" style:justify-single-word="false" fo:orphans="2" fo:widows="2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21" style:family="paragraph" style:parent-style-name="Text_20_body" style:list-style-name="L5">
      <style:paragraph-properties fo:line-height="150%" fo:text-align="start" style:justify-single-word="false" fo:orphans="2" fo:widows="2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22" style:family="paragraph" style:parent-style-name="Text_20_body" style:list-style-name="L6">
      <style:paragraph-properties fo:line-height="150%" fo:text-align="start" style:justify-single-word="false" fo:orphans="2" fo:widows="2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23" style:family="paragraph" style:parent-style-name="Text_20_body" style:list-style-name="L7">
      <style:paragraph-properties fo:line-height="150%" fo:text-align="start" style:justify-single-word="false" fo:orphans="2" fo:widows="2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24" style:family="paragraph" style:parent-style-name="Text_20_body" style:list-style-name="L8">
      <style:paragraph-properties fo:line-height="150%" fo:text-align="start" style:justify-single-word="false" fo:orphans="2" fo:widows="2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25" style:family="paragraph" style:parent-style-name="Text_20_body" style:list-style-name="L2">
      <style:paragraph-properties fo:line-height="150%" fo:text-align="start" style:justify-single-word="false" fo:orphans="2" fo:widows="2" fo:padding="0cm" fo:border="none"/>
      <style:text-properties fo:font-variant="normal" fo:text-transform="none" fo:color="#333333" style:font-name="Open Sans" fo:font-size="12pt" fo:letter-spacing="normal" fo:font-style="normal" fo:font-weight="bold" style:font-weight-asian="bold" style:font-weight-complex="bold"/>
    </style:style>
    <style:style style:name="P26" style:family="paragraph" style:parent-style-name="Text_20_body" style:list-style-name="L1">
      <style:paragraph-properties fo:line-height="150%" fo:text-align="start" style:justify-single-word="false" fo:orphans="2" fo:widows="2" fo:padding="0cm" fo:border="none"/>
      <style:text-properties fo:font-variant="normal" fo:text-transform="none" fo:color="#333333" fo:letter-spacing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Open Sans" fo:font-size="12pt" fo:font-style="normal" fo:font-weight="normal"/>
    </style:style>
    <style:style style:name="T3" style:family="text">
      <style:text-properties fo:font-variant="normal" fo:text-transform="none" fo:color="#333333" style:font-name="Open Sans" fo:letter-spacing="normal" fo:font-style="normal" fo:font-weight="bold"/>
    </style:style>
    <style:style style:name="T4" style:family="text">
      <style:text-properties fo:font-variant="normal" fo:text-transform="none" fo:color="#333333" style:font-name="Open Sans" fo:font-size="12pt" fo:letter-spacing="normal" fo:font-style="normal" fo:font-weight="bol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3">DISTINCT</text:span></text:span></text:p>
      <text:list xml:id="list1700436410413607940" text:style-name="L1">
        <text:list-item>
          <text:p text:style-name="P3">Met welke query kun je laten zien welke verschillende dieren er bestaan?<text:line-break/>SELECT DISTINCT type FROM animal;</text:p>
        </text:list-item>
        <text:list-item>
          <text:p text:style-name="P26"><text:span text:style-name="T2">Met welke query kun je laten zien welke profession er zijn bij de NPC’s?<text:line-break/>SELECT DISTINCT profession FROM npc;<text:line-break/></text:span></text:p>
        </text:list-item>
      </text:list>
      <text:p text:style-name="P1"><text:span text:style-name="Strong_20_Emphasis"><text:span text:style-name="T3">AND, OR and NOT</text:span></text:span></text:p>
      <text:list xml:id="list693570963006017662" text:style-name="L2">
        <text:list-item>
          <text:p text:style-name="P4"><text:span text:style-name="T1">Met welke query kun je de creatures laten zien die voldoen aan ‘Killer Bee’ of ‘Orc’?</text:span><text:line-break/>SELECT * FROM creature WHERE name='Killer Bee' OR name='Orc';</text:p>
        </text:list-item>
        <text:list-item>
          <text:p text:style-name="P11"><text:span text:style-name="T1">Met welke query kun je de dieren laten zien die voldoen aan snelheid 6 en verdediging 5?</text:span><text:line-break/>SELECT * FROM animal WHERE speed='6' OR defense='5';</text:p>
        </text:list-item>
        <text:list-item>
          <text:p text:style-name="P11"><text:span text:style-name="T1">Met welke query kun je alle dieren laten zien behalve de schapen?</text:span><text:line-break/>SELECT * FROM animal WHERE NOT type = "sheep";</text:p>
        </text:list-item>
        <text:list-item>
          <text:p text:style-name="P11"><text:span text:style-name="T1">Met welke query kun je het aantal dieren laten zien die voldoen aan ‘Wolf’ of ‘Bear’ of ‘Eagle’</text:span><text:line-break/>SELECT * FROM animal WHERE type = "wolf" OR type = "bear" OR type = "eagle";</text:p>
        </text:list-item>
        <text:list-item>
          <text:p text:style-name="P18">Met welke query kun je de personen laten zien waarvoor geldt attack, defense en agility voor alle drie de waarde gelijk aan 10?<text:line-break/></text:p>
        </text:list-item>
        <text:list-item>
          <text:p text:style-name="P18">Met welke query kun je de steden laten zien die vallen in regio 1 of 2?</text:p>
        </text:list-item>
        <text:list-item>
          <text:p text:style-name="P25">Met welke query kun je alle hero’s laten zien met intelligence anders dan 30 of 90?</text:p>
        </text:list-item>
      </text:list>
      <text:p text:style-name="P2"> </text:p>
      <text:p text:style-name="P1"><text:span text:style-name="Strong_20_Emphasis"><text:span text:style-name="T3">MIN and MAX</text:span></text:span></text:p>
      <text:list xml:id="list1687001178633252244" text:style-name="L3">
        <text:list-item>
          <text:p text:style-name="P5">Met welke query kun je zien welke minimale snelheid de dieren hebben?</text:p>
        </text:list-item>
        <text:list-item>
          <text:p text:style-name="P12">Met welke query kun je zien wat de snelheid is van het snelste dier?</text:p>
        </text:list-item>
        <text:list-item>
          <text:p text:style-name="P12">Met welke query kun je laten zien wat de minimale attack van een wapen is?</text:p>
        </text:list-item>
        <text:list-item>
          <text:p text:style-name="P19">Met welke query kun je laten zien hoeveel het duurste wapen kost?</text:p>
        </text:list-item>
      </text:list>
      <text:p text:style-name="P2"> </text:p>
      <text:p text:style-name="P1"><text:span text:style-name="Strong_20_Emphasis"><text:span text:style-name="T3">IN</text:span></text:span></text:p>
      <text:list xml:id="list6329886035348773264" text:style-name="L4">
        <text:list-item>
          <text:p text:style-name="P6">Met welke query kun je de creatures laten zien die voldoen aan ‘Killer Bee’ of ‘Orc’?</text:p>
        </text:list-item>
        <text:list-item>
          <text:p text:style-name="P13">Met welke query kun je het aantal dieren laten zien gesorteerd op alfabet die voldoen aan ‘Wolf’ of ‘Bear’ of ‘Eagle’</text:p>
        </text:list-item>
        <text:list-item>
          <text:p text:style-name="P13"><text:soft-page-break/>Met welke query kun je alle creatures laten zien behalve de ‘Killer Bee’ en de ‘Orc’?</text:p>
        </text:list-item>
        <text:list-item>
          <text:p text:style-name="P13">Met welke query kun je alle namen van de steden laten zien die vallen in de regio South Groval of Nort Groval?</text:p>
        </text:list-item>
        <text:list-item>
          <text:p text:style-name="P13">Met welke query kun je vraag 4 sorteren op alfabet?</text:p>
        </text:list-item>
        <text:list-item>
          <text:p text:style-name="P20">Met welke query kun je bepalen hoeveel steden er vallen binnen de region South Groval of Nort Groval?</text:p>
        </text:list-item>
      </text:list>
      <text:p text:style-name="P2"> </text:p>
      <text:p text:style-name="P1"><text:span text:style-name="Strong_20_Emphasis"><text:span text:style-name="T3">BETWEEN and SQL operators</text:span></text:span></text:p>
      <text:list xml:id="list6601280837509495022" text:style-name="L5">
        <text:list-item>
          <text:p text:style-name="P7">Met welke query kun je de wapens laten zien met een prijs van 100 – 1000?</text:p>
        </text:list-item>
        <text:list-item>
          <text:p text:style-name="P14">Met welke query kun je de wapens laten zien met een attack van 300 – 600?</text:p>
        </text:list-item>
        <text:list-item>
          <text:p text:style-name="P14">Met welke query kun je het aantal dieren zien die een defense hebben van 7 – 9?</text:p>
        </text:list-item>
        <text:list-item>
          <text:p text:style-name="P14">Met welke query kun je de personen laten zien die meer dan 1800 goud hebben?</text:p>
        </text:list-item>
        <text:list-item>
          <text:p text:style-name="P14">Met welke query kun je de personen laten zien die meer dan 1850 goud hebben?</text:p>
        </text:list-item>
        <text:list-item>
          <text:p text:style-name="P14">Met welke query kun je de personen laten zien die 1850 of meer goud hebben?</text:p>
        </text:list-item>
        <text:list-item>
          <text:p text:style-name="P21">Met welke query kun je de wapens laten zien die minder dan 300 kosten?</text:p>
        </text:list-item>
      </text:list>
      <text:p text:style-name="P2"> </text:p>
      <text:p text:style-name="P1"><text:span text:style-name="Strong_20_Emphasis"><text:span text:style-name="T3">LIKE</text:span></text:span></text:p>
      <text:list xml:id="list4894709252612087854" text:style-name="L6">
        <text:list-item>
          <text:p text:style-name="P8">Met welke query kan je alle personen laten zien de beginnen met de letter B?</text:p>
        </text:list-item>
        <text:list-item>
          <text:p text:style-name="P15">Met welke query kan je alle dieren laten zien waar de letter a in zit?</text:p>
        </text:list-item>
        <text:list-item>
          <text:p text:style-name="P15">Met welke query kan je alle dieren laten zien waar achter de letter e een letter a in zit?</text:p>
        </text:list-item>
        <text:list-item>
          <text:p text:style-name="P22">Met welke query kan je alle wapens laten zien die eindigen op de letter d?</text:p>
        </text:list-item>
      </text:list>
      <text:p text:style-name="P2"> </text:p>
      <text:p text:style-name="P1"><text:span text:style-name="Strong_20_Emphasis"><text:span text:style-name="T3">TOP, LIMIT or ROWNUM</text:span></text:span></text:p>
      <text:list xml:id="list4102397715301941469" text:style-name="L7">
        <text:list-item>
          <text:p text:style-name="P9">Met welke query kun je de eerste 10 personen laten zien</text:p>
        </text:list-item>
        <text:list-item>
          <text:p text:style-name="P16">Met welke query kun je de 5 duurste wapens laten zien?</text:p>
        </text:list-item>
        <text:list-item>
          <text:p text:style-name="P23">Met welke query kun je de beste 3 wapens laten zien die een attack hebben van 700 – 900?</text:p>
        </text:list-item>
      </text:list>
      <text:p text:style-name="P1"><text:span text:style-name="Strong_20_Emphasis"><text:span text:style-name="T4">* Combineren / Joins – optioneel</text:span></text:span></text:p>
      <text:list xml:id="list2704309211747358423" text:style-name="L8">
        <text:list-item>
          <text:p text:style-name="P10">Met welke query vraag je de namen van de wezens op die gewond zijn?</text:p>
        </text:list-item>
        <text:list-item>
          <text:p text:style-name="P17">Bij welke opdracht(en) krijg je geen geld?</text:p>
        </text:list-item>
        <text:list-item>
          <text:p text:style-name="P17">Hoeveel steden zijn er in de regio Breach?</text:p>
        </text:list-item>
        <text:list-item>
          <text:p text:style-name="P17">Met welke query kan je nagaan welke dieren zijn gevangen als huisdier?</text:p>
        </text:list-item>
        <text:list-item>
          <text:p text:style-name="P17">Hoeveel opdrachten geven je meer dan 3000 ervaringspunten?</text:p>
        </text:list-item>
        <text:list-item>
          <text:p text:style-name="P17">Met welke query kan je nagaan welke opdracht meer geld als ervaring uitgeeft?</text:p>
        </text:list-item>
        <text:list-item>
          <text:p text:style-name="P17"><text:soft-page-break/>Hoe heet het wapen van Bowser? </text:p>
        </text:list-item>
        <text:list-item>
          <text:p text:style-name="P17">Met welke query kun je bepalen welke tijger het snelst is?</text:p>
        </text:list-item>
        <text:list-item>
          <text:p text:style-name="P17">In welke stad vind je de persoon Mukovo?</text:p>
        </text:list-item>
        <text:list-item>
          <text:p text:style-name="P17">Welk persoon heeft meer dan 1 huisdier en welke huisdieren zijn dat?</text:p>
        </text:list-item>
        <text:list-item>
          <text:p text:style-name="P24">Met welke query kom je erachter in welke stad de baas van de regio South Groval zit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M45S</meta:editing-duration>
    <meta:editing-cycles>3</meta:editing-cycles>
    <meta:generator>OpenOffice/4.1.3$Win32 OpenOffice.org_project/413m1$Build-9783</meta:generator>
    <dc:date>2023-05-23T15:30:13.81</dc:date>
    <meta:document-statistic meta:table-count="0" meta:image-count="0" meta:object-count="0" meta:page-count="3" meta:paragraph-count="57" meta:word-count="749" meta:character-count="3773"/>
    <meta:user-defined meta:name="Info 1"/>
    <meta:user-defined meta:name="Info 2"/>
    <meta:user-defined meta:name="Info 3"/>
    <meta:user-defined meta:name="Info 4"/>
  </office:meta>
</office:document-meta>
</file>